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width="auto" style:text-underline-color="font-color"/>
    </style:style>
    <style:style style:name="P7" style:family="paragraph" style:parent-style-name="Text_20_body" style:list-style-name="L1">
      <style:paragraph-properties fo:margin-top="0cm" fo:margin-bottom="0cm" fo:text-align="justify" style:justify-single-word="false"/>
    </style:style>
    <style:style style:name="P8" style:family="paragraph" style:parent-style-name="Text_20_body" style:list-style-name="L2">
      <style:paragraph-properties fo:margin-top="0cm" fo:margin-bottom="0cm" fo:text-align="justify" style:justify-single-word="false"/>
    </style:style>
    <style:style style:name="P9" style:family="paragraph" style:parent-style-name="Text_20_body" style:list-style-name="L3">
      <style:paragraph-properties fo:margin-top="0cm" fo:margin-bottom="0cm" fo:text-align="justify" style:justify-single-word="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hema 1- Implementierung einer verteilten Umgebung von medizinischen Datenquellen</text:span></text:span></text:p>
      <text:p text:style-name="P1"><text:span text:style-name="T1">Beschreibung<text:line-break/></text:span><text:line-break/>Wir wollen am Lehrstuhl eine verteilte Umgebung von medizinischen Datenquellen implementieren. Die Datenquellen gehen von strukturierten über semi-strukturierte bis hin zu unstrukturierten Datenquellen. Sie decken klassische Textdaten sowie multimediale Daten (in der Regel Bilder) ab. Diese Arbeit ist Teil der Entwicklung einer 3-Tier-Architektur mit dem Ziel, Daten auf Basis des dataspace-Prinzips und der dataspace-Sicht zu integrieren. Die Daten sind meist heterogen und in verschiedenen Systemen verteilt.</text:p>
      <text:p text:style-name="P1">Ziel dieser Arbeit ist, eine funktionsfähige Umgebung zu implementieren, in der die Datenquellen sich in einem Register anmelden und ankommende Anfragen bearbeiten können. Die Anmeldung geschieht über einen Wrapper, der Informationen über die Datenquellen an das Register weiterleitet. Wrapper sind Softwarekomponenten, die die Kommunikation und den Datenfluss zwischen dem Register und den Datenquellen herstellen. Er hat zusätzlich die Aufgabe, ankommende Anfragen in eine Datenquellen-Anfrage (SQL-, XQuery-, MPQF-Anfrage, etc…) zu transformieren.</text:p>
      <text:p text:style-name="P5"> </text:p>
      <text:p text:style-name="P6">Phasen der Arbeit</text:p>
      <text:p text:style-name="P1">a) <text:s text:c="2"/>Medizinische Datenquellen aufsetzen:</text:p>
      <text:list xml:id="list1808657747571834685" text:style-name="L1">
        <text:list-item>
          <text:p text:style-name="P7">PACS Datenbank </text:p>
        </text:list-item>
        <text:list-item>
          <text:p text:style-name="P7">Multimedia Datenbank (z.B. Oracle Multimedia Datenbank) </text:p>
        </text:list-item>
        <text:list-item>
          <text:p text:style-name="P2">Einfache medizinische relationale Datenbank </text:p>
        </text:list-item>
      </text:list>
      <text:p text:style-name="P1">b) <text:s text:c="2"/>Implementierungsphase</text:p>
      <text:list xml:id="list559905107134115065" text:style-name="L2">
        <text:list-item>
          <text:p text:style-name="P8">Wrapper für die Datenbanken </text:p>
        </text:list-item>
        <text:list-item>
          <text:p text:style-name="P8">Register zur Anmeldung von Datenquellen </text:p>
        </text:list-item>
        <text:list-item>
          <text:p text:style-name="P3">Bearbeiten von Anfragen (z.B. Stichwortsuche) </text:p>
        </text:list-item>
      </text:list>
      <text:p text:style-name="P6">Was sollst du mitbringen? </text:p>
      <text:list xml:id="list9078821931715687810" text:style-name="L3">
        <text:list-item>
          <text:p text:style-name="P9">Interesse für die Arbeit im medizinischen Bereich </text:p>
        </text:list-item>
        <text:list-item>
          <text:p text:style-name="P9">Spaß am Programmieren mit JAVA </text:p>
        </text:list-item>
        <text:list-item>
          <text:p text:style-name="P4">Erfahrungen in Datenbanke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7-29T15:16:27.13</meta:creation-date>
    <meta:document-statistic meta:table-count="0" meta:image-count="0" meta:object-count="0" meta:page-count="1" meta:paragraph-count="17" meta:word-count="209" meta:character-count="1614"/>
    <dc:date>2015-07-29T15:17:39.05</dc:date>
    <dc:creator>David Goeth</dc:creator>
    <meta:editing-duration>PT1M13S</meta:editing-duration>
    <meta:editing-cycles>1</meta:editing-cycles>
    <meta:generator>OpenOffice/4.1.1$Win32 OpenOffice.org_project/411m6$Build-9775</meta:generator>
  </office:meta>
</office:document-meta>
</file>